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pitch="variable"/>
  </office:font-face-decls>
  <office:automatic-styles>
    <style:style style:name="Таблица1" style:family="table">
      <style:table-properties style:width="16.986cm" fo:margin-left="-0.182cm" fo:margin-top="0cm" fo:margin-bottom="0cm" table:align="left" style:writing-mode="lr-tb"/>
    </style:style>
    <style:style style:name="Таблица1.A" style:family="table-column">
      <style:table-column-properties style:column-width="5.659cm"/>
    </style:style>
    <style:style style:name="Таблица1.B" style:family="table-column">
      <style:table-column-properties style:column-width="5.666cm"/>
    </style:style>
    <style:style style:name="Таблица1.C" style:family="table-column">
      <style:table-column-properties style:column-width="5.66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style:page-number="auto"/>
      <style:text-properties style:font-name="Tempora LGC Uni" fo:font-size="14pt" style:font-size-asian="14pt" style:font-size-complex="14pt"/>
    </style:style>
    <style:style style:name="P2" style:family="paragraph" style:parent-style-name="Text_20_body">
      <style:text-properties style:font-name="Tempora LGC Uni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Tempora LGC Uni" fo:font-size="14pt" style:font-size-asian="14pt" style:font-size-complex="14pt"/>
    </style:style>
    <style:style style:name="P4" style:family="paragraph" style:parent-style-name="Text_20_body">
      <style:paragraph-properties fo:text-align="end" style:justify-single-word="false"/>
      <style:text-properties style:font-name="Tempora LGC Uni"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 fo:text-indent="0cm" style:auto-text-indent="false"/>
      <style:text-properties style:font-name="Tempora LGC Uni" fo:font-size="14pt" style:font-size-asian="14pt" style:font-size-complex="14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paragraph-properties fo:text-align="center" style:justify-single-word="false"/>
      <style:text-properties style:font-name="Tempora LGC Uni" fo:font-size="14pt" style:font-size-asian="14pt" style:font-size-complex="14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24d5c4" officeooo:paragraph-rsid="0024d5c4"/>
    </style:style>
    <style:style style:name="P12" style:family="paragraph" style:parent-style-name="Text_20_body">
      <style:text-properties fo:language="ru" fo:country="RU" officeooo:rsid="0029050f" officeooo:paragraph-rsid="0029050f"/>
    </style:style>
    <style:style style:name="P13" style:family="paragraph" style:parent-style-name="Heading_20_2">
      <style:text-properties officeooo:paragraph-rsid="002e03e8"/>
    </style:style>
    <style:style style:name="P14" style:family="paragraph" style:parent-style-name="Text_20_body">
      <style:text-properties officeooo:rsid="0035221e" officeooo:paragraph-rsid="0035221e"/>
    </style:style>
    <style:style style:name="P15" style:family="paragraph" style:parent-style-name="Text_20_body">
      <style:text-properties officeooo:rsid="003cfbf9" officeooo:paragraph-rsid="003cfbf9"/>
    </style:style>
    <style:style style:name="P16" style:family="paragraph" style:parent-style-name="Heading_20_2">
      <style:text-properties officeooo:paragraph-rsid="0047bc77"/>
    </style:style>
    <style:style style:name="P17" style:family="paragraph" style:parent-style-name="Text_20_body">
      <style:text-properties fo:language="ru" fo:country="RU" officeooo:rsid="0038f055" officeooo:paragraph-rsid="0038f055"/>
    </style:style>
    <style:style style:name="P18" style:family="paragraph" style:parent-style-name="Text_20_body">
      <style:text-properties officeooo:rsid="002ff52c" officeooo:paragraph-rsid="004dd2b0"/>
    </style:style>
    <style:style style:name="P19" style:family="paragraph" style:parent-style-name="Heading_20_1">
      <style:text-properties officeooo:paragraph-rsid="0050cd13"/>
    </style:style>
    <style:style style:name="P20" style:family="paragraph" style:parent-style-name="Text_20_body">
      <style:text-properties officeooo:rsid="0051aa7e" officeooo:paragraph-rsid="0051aa7e"/>
    </style:style>
    <style:style style:name="P21" style:family="paragraph" style:parent-style-name="Heading_20_1">
      <style:text-properties officeooo:paragraph-rsid="00552795"/>
    </style:style>
    <style:style style:name="P22" style:family="paragraph" style:parent-style-name="Heading_20_1">
      <style:text-properties officeooo:paragraph-rsid="0056a5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33f" style:font-weight-asian="normal" style:font-weight-complex="normal"/>
    </style:style>
    <style:style style:name="T3" style:family="text">
      <style:text-properties fo:language="ru" fo:country="RU" fo:font-weight="normal" officeooo:rsid="001e033f" style:font-weight-asian="normal" style:font-weight-complex="normal"/>
    </style:style>
    <style:style style:name="T4" style:family="text">
      <style:text-properties fo:language="ru" fo:country="RU" officeooo:rsid="001e033f"/>
    </style:style>
    <style:style style:name="T5" style:family="text">
      <style:text-properties fo:language="ru" fo:country="RU"/>
    </style:style>
    <style:style style:name="T6" style:family="text">
      <style:text-properties officeooo:rsid="001f46e6"/>
    </style:style>
    <style:style style:name="T7" style:family="text">
      <style:text-properties fo:language="en" fo:country="US"/>
    </style:style>
    <style:style style:name="T8" style:family="text">
      <style:text-properties officeooo:rsid="0029cad1"/>
    </style:style>
    <style:style style:name="T9" style:family="text">
      <style:text-properties fo:language="en" fo:country="US" fo:font-style="italic" officeooo:rsid="0029cad1" style:font-style-asian="italic" style:font-style-complex="italic"/>
    </style:style>
    <style:style style:name="T10" style:family="text">
      <style:text-properties officeooo:rsid="002c6df4"/>
    </style:style>
    <style:style style:name="T11" style:family="text">
      <style:text-properties fo:language="ru" fo:country="RU" officeooo:rsid="003a6bf8"/>
    </style:style>
    <style:style style:name="T12" style:family="text">
      <style:text-properties officeooo:rsid="003b9163"/>
    </style:style>
    <style:style style:name="T13" style:family="text">
      <style:text-properties fo:language="en" fo:country="US" officeooo:rsid="003a6bf8"/>
    </style:style>
    <style:style style:name="T14" style:family="text">
      <style:text-properties fo:language="ru" fo:country="RU" officeooo:rsid="00411dc9"/>
    </style:style>
    <style:style style:name="T15" style:family="text">
      <style:text-properties fo:language="ru" fo:country="RU" officeooo:rsid="003f2052"/>
    </style:style>
    <style:style style:name="T16" style:family="text">
      <style:text-properties fo:language="en" fo:country="US" officeooo:rsid="003f2052"/>
    </style:style>
    <style:style style:name="T17" style:family="text">
      <style:text-properties officeooo:rsid="004d9baf"/>
    </style:style>
    <style:style style:name="T18" style:family="text">
      <style:text-properties fo:language="ru" fo:country="RU" officeooo:rsid="0047bc77"/>
    </style:style>
    <style:style style:name="T19" style:family="text">
      <style:text-properties officeooo:rsid="0050b00a"/>
    </style:style>
    <style:style style:name="T20" style:family="text">
      <style:text-properties officeooo:rsid="004bffcf"/>
    </style:style>
    <style:style style:name="T21" style:family="text">
      <style:text-properties officeooo:rsid="0050cd13"/>
    </style:style>
    <style:style style:name="T22" style:family="text">
      <style:text-properties fo:language="ru" fo:country="RU" officeooo:rsid="0050cd13"/>
    </style:style>
    <style:style style:name="T23" style:family="text">
      <style:text-properties fo:language="ru" fo:country="RU" officeooo:rsid="00552795"/>
    </style:style>
    <style:style style:name="T24" style:family="text">
      <style:text-properties fo:language="ru" fo:country="RU" officeooo:rsid="004bffcf"/>
    </style:style>
    <style:style style:name="T25" style:family="text">
      <style:text-properties fo:language="ru" fo:country="RU" officeooo:rsid="00558f57"/>
    </style:style>
    <style:style style:name="T26" style:family="text">
      <style:text-properties fo:language="en" fo:country="US" officeooo:rsid="00558f57"/>
    </style:style>
    <style:style style:name="T27" style:family="text">
      <style:text-properties fo:language="en" fo:country="US" officeooo:rsid="0056a5c3"/>
    </style:style>
    <style:style style:name="T28" style:family="text">
      <style:text-properties fo:language="ru" fo:country="RU" officeooo:rsid="0056a5c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bookmark-start text:name="__RefHeading___Toc472_1385876037"/><text:span text:style-name="T1">О</text:span><text:span text:style-name="T2">ТЧЕТ ПО РАЗВЕРТЫВАНИЮ СЕТЕВОЙ ИНФРАСТРУКТУРЫ КОМПАНИИ «ООО </text:span><text:span text:style-name="T3">F8»</text:span><text:bookmark-end text:name="__RefHeading___Toc472_1385876037"/></text:p>
      <text:p text:style-name="P2"/>
      <text:p text:style-name="P2"/>
      <text:p text:style-name="P2"/>
      <text:p text:style-name="P2"/>
      <text:p text:style-name="P2"/>
      <text:p text:style-name="P4">Выполнил техник по защите информации </text:p>
      <text:p text:style-name="P4">Осетров Тимофей Игоревич (151113)</text:p>
      <text:p text:style-name="P2"/>
      <text:p text:style-name="P2"/>
      <text:p text:style-name="P2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А</text:span><text:span text:style-name="T5">рхангельск 202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7"><text:a xlink:type="simple" xlink:href="#__RefHeading___Toc730_1385876037" text:style-name="Index_20_Link" text:visited-style-name="Index_20_Link">1 Установка необходимого оборудования<text:tab/>3</text:a></text:p>
          <text:p text:style-name="P8"><text:a xlink:type="simple" xlink:href="#__RefHeading___Toc1641_1385876037" text:style-name="Index_20_Link" text:visited-style-name="Index_20_Link">1.1 Установка виртуальных машин<text:tab/>3</text:a></text:p>
          <text:p text:style-name="P7"><text:a xlink:type="simple" xlink:href="#__RefHeading___Toc730_1385876037%20%D0%9A%D0%BE%D0%BF%D0%B8%D1%8F%201" text:style-name="Index_20_Link" text:visited-style-name="Index_20_Link">2 Настройка сети<text:tab/>3</text:a></text:p>
          <text:p text:style-name="P8"><text:a xlink:type="simple" xlink:href="#__RefHeading___Toc705_3908393479" text:style-name="Index_20_Link" text:visited-style-name="Index_20_Link">2.1 Настройка IP<text:tab/>3</text:a></text:p>
          <text:p text:style-name="P8"><text:a xlink:type="simple" xlink:href="#__RefHeading___Toc707_3908393479" text:style-name="Index_20_Link" text:visited-style-name="Index_20_Link">2.2 Настройка маршрутизации<text:tab/>3</text:a></text:p>
          <text:p text:style-name="P7"><text:a xlink:type="simple" xlink:href="#__RefHeading___Toc709_3908393479" text:style-name="Index_20_Link" text:visited-style-name="Index_20_Link">3 Настройка AD<text:tab/>3</text:a></text:p>
          <text:p text:style-name="P7"><text:a xlink:type="simple" xlink:href="#__RefHeading___Toc711_3908393479" text:style-name="Index_20_Link" text:visited-style-name="Index_20_Link">4 Настройка сетевых папок<text:tab/>3</text:a></text:p>
          <text:p text:style-name="P7"><text:a xlink:type="simple" xlink:href="#__RefHeading___Toc713_3908393479" text:style-name="Index_20_Link" text:visited-style-name="Index_20_Link">5 Настройка политик безопасности<text:tab/>3</text:a></text:p>
          <text:p text:style-name="P8"><text:a xlink:type="simple" xlink:href="#__RefHeading___Toc715_3908393479" text:style-name="Index_20_Link" text:visited-style-name="Index_20_Link">доступ к устройствам mikrotik (M1, M2)<text:tab/>3</text:a></text:p>
          <text:p text:style-name="P7"><text:a xlink:type="simple" xlink:href="#__RefHeading___Toc717_3908393479" text:style-name="Index_20_Link" text:visited-style-name="Index_20_Link">6 Настройка ViPNet IDS и ViPNet TIAS<text:tab/>3</text:a></text:p>
        </text:index-body>
      </text:table-of-content>
      <text:h text:style-name="P9" text:outline-level="1"/>
      <text:h text:style-name="P10" text:outline-level="1"><text:bookmark-start text:name="__RefHeading___Toc730_1385876037"/><text:span text:style-name="T6">1 </text:span>Установка необходимого оборудования<text:bookmark-end text:name="__RefHeading___Toc730_1385876037"/></text:h>
      <text:p text:style-name="P11">Во время работы будет выполняться сохранение резервных копий машин: <text:span text:style-name="T7">MC</text:span>, <text:span text:style-name="T7">TIAS, NS </text:span><text:span text:style-name="T5">(при их изменении) с помощью среды виртуализации </text:span><text:span text:style-name="T7">ESXi.</text:span></text:p>
      <text:p text:style-name="P12">Обеспеч<text:span text:style-name="T8">ен вход в машину … под альтернативной учетной записью «</text:span><text:span text:style-name="T9">net</text:span><text:span text:style-name="T8">», </text:span><text:span text:style-name="T10">отличающейся от предустановленной.</text:span></text:p>
      <text:h text:style-name="P13" text:outline-level="2"><text:bookmark-start text:name="__RefHeading___Toc1641_1385876037"/>1.1 Установка виртуальных машин<text:bookmark-end text:name="__RefHeading___Toc1641_1385876037"/></text:h>
      <text:h text:style-name="Heading_20_1" text:outline-level="1"><text:bookmark-start text:name="__RefHeading___Toc730_1385876037 Копия 1"/>2 <text:span text:style-name="T5">Настройка сети</text:span><text:bookmark-end text:name="__RefHeading___Toc730_1385876037 Копия 1"/></text:h>
      <text:p text:style-name="P14">Настро<text:span text:style-name="T11">им</text:span> конфигураци<text:span text:style-name="T12">ю</text:span> сети в соответствии со схемой<text:span text:style-name="T13">.</text:span></text:p>
      <text:h text:style-name="Heading_20_2" text:outline-level="2"><text:bookmark-start text:name="__RefHeading___Toc705_3908393479"/>2.1 Настройка <text:span text:style-name="T7">IP</text:span><text:bookmark-end text:name="__RefHeading___Toc705_3908393479"/></text:h>
      <text:p text:style-name="P15">Установим <text:span text:style-name="T7">IP</text:span><text:span text:style-name="T5"> </text:span><text:span text:style-name="T14">адреса</text:span><text:span text:style-name="T5"> на машины сети в соответствии со схемой (рисунок 1).</text:span><text:span text:style-name="T15"> Настройка </text:span><text:span text:style-name="T16">IP-</text:span><text:span text:style-name="T15">адресов представлена на рисунках ч-ч.</text:span></text:p>
      <text:h text:style-name="P16" text:outline-level="2"><text:bookmark-start text:name="__RefHeading___Toc707_3908393479"/>2.<text:span text:style-name="T17">2</text:span> Настройка <text:span text:style-name="T18">маршрутизации</text:span><text:bookmark-end text:name="__RefHeading___Toc707_3908393479"/></text:h>
      <text:p text:style-name="P17"/>
      <text:p text:style-name="P18"><text:span text:style-name="T19">+</text:span>Настроить механизм преобразования адресов для внутренней сети во внешнюю сеть. </text:p>
      <text:h text:style-name="Heading_20_1" text:outline-level="1"><text:bookmark-start text:name="__RefHeading___Toc709_3908393479"/><text:span text:style-name="T20">3 </text:span>Настройка <text:span text:style-name="T7">AD</text:span><text:bookmark-end text:name="__RefHeading___Toc709_3908393479"/></text:h>
      <text:p text:style-name="P17"><text:span text:style-name="T7"/></text:p>
      <text:h text:style-name="P19" text:outline-level="1"><text:bookmark-start text:name="__RefHeading___Toc711_3908393479"/><text:span text:style-name="T21">4</text:span><text:span text:style-name="T20"> </text:span>Настройка <text:span text:style-name="T22">сетевых папок</text:span><text:bookmark-end text:name="__RefHeading___Toc711_3908393479"/></text:h>
      <text:p text:style-name="P20"><text:span text:style-name="T22">В </text:span><text:span text:style-name="T5">соответствии с картой разграничения доступа к сетевым ресурсам</text:span></text:p>
      <text:h text:style-name="P21" text:outline-level="1"><text:bookmark-start text:name="__RefHeading___Toc713_3908393479"/><text:span text:style-name="T23">5</text:span><text:span text:style-name="T24"> </text:span><text:span text:style-name="T22">Настройка </text:span><text:span text:style-name="T23">политик безопасности</text:span><text:bookmark-end text:name="__RefHeading___Toc713_3908393479"/></text:h>
      <text:h text:style-name="Heading_20_2" text:outline-level="2"><text:bookmark-start text:name="__RefHeading___Toc715_3908393479"/><text:span text:style-name="T5">доступ к устройствам </text:span><text:span text:style-name="T7">mikrotik (M1, M2)</text:span><text:bookmark-end text:name="__RefHeading___Toc715_3908393479"/></text:h>
      <text:p text:style-name="Text_20_body">При настройке Router OS стоит учитывать пожелания руководителя отдела безопасности о полном локальном управлении, но оставить доступ по защищенной оболочке по 5459.</text:p>
      <text:h text:style-name="P22" text:outline-level="1"><text:bookmark-start text:name="__RefHeading___Toc717_3908393479"/><text:span text:style-name="T25">6</text:span><text:span text:style-name="T24"> </text:span><text:span text:style-name="T22">Настройка </text:span><text:span text:style-name="T26">ViPNet </text:span><text:span text:style-name="T27">IDS</text:span><text:span text:style-name="T28"> и </text:span><text:span text:style-name="T26">ViPNet</text:span><text:span text:style-name="T28"> </text:span><text:span text:style-name="T27">TIAS</text:span><text:bookmark-end text:name="__RefHeading___Toc717_3908393479"/></text:h>
      <text:p text:style-name="Text_20_body"/>
      <text:p text:style-name="Text_20_body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ext_20_body">Виртуальная машина</text:p>
          </table:table-cell>
          <table:table-cell table:style-name="Таблица1.A1" office:value-type="string">
            <text:p text:style-name="Text_20_body">Пользователь</text:p>
          </table:table-cell>
          <table:table-cell table:style-name="Таблица1.A1" office:value-type="string">
            <text:p text:style-name="Text_20_body">Пароль</text:p>
          </table:table-cell>
        </table:table-row>
        <table:table-row table:style-name="Таблица1.1">
          <table:table-cell table:style-name="Таблица1.A1" office:value-type="string">
            <text:p text:style-name="Text_20_body">AD1<text:span text:style-name="T7"/></text:p>
          </table:table-cell>
          <table:table-cell table:style-name="Таблица1.A1" office:value-type="string">
            <text:p text:style-name="Text_20_body">Administrator<text:span text:style-name="T7"/></text:p>
          </table:table-cell>
          <table:table-cell table:style-name="Таблица1.A1" office:value-type="string">
            <text:p text:style-name="Text_20_body">xxXX.1234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AD2<text:span text:style-name="T7"/></text:p>
          </table:table-cell>
          <table:table-cell table:style-name="Таблица1.A1" office:value-type="string">
            <text:p text:style-name="Text_20_body">Администратор</text:p>
          </table:table-cell>
          <table:table-cell table:style-name="Таблица1.A1" office:value-type="string">
            <text:p text:style-name="Text_20_body">xxXX.1234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U1<text:span text:style-name="T7"/></text:p>
          </table:table-cell>
          <table:table-cell table:style-name="Таблица1.A1" office:value-type="string">
            <text:p text:style-name="Text_20_body">wsr<text:span text:style-name="T7"/></text:p>
          </table:table-cell>
          <table:table-cell table:style-name="Таблица1.A1" office:value-type="string">
            <text:p text:style-name="Text_20_body">xxXX.1234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HS Server<text:span text:style-name="T7"/></text:p>
          </table:table-cell>
          <table:table-cell table:style-name="Таблица1.A1" office:value-type="string">
            <text:p text:style-name="Text_20_body">admin<text:span text:style-name="T7"/></text:p>
          </table:table-cell>
          <table:table-cell table:style-name="Таблица1.A1" office:value-type="string">
            <text:p text:style-name="Text_20_body">admin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NS<text:span text:style-name="T7"/></text:p>
          </table:table-cell>
          <table:table-cell table:style-name="Таблица1.A1" office:value-type="string">
            <text:p text:style-name="Text_20_body">idsuser</text:p>
          </table:table-cell>
          <table:table-cell table:style-name="Таблица1.A1" office:value-type="string">
            <text:p text:style-name="Text_20_body">vipnetvipnet45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NS<text:span text:style-name="T7"/></text:p>
          </table:table-cell>
          <table:table-cell table:style-name="Таблица1.A1" office:value-type="string">
            <text:p text:style-name="Text_20_body">admin<text:span text:style-name="T7"/></text:p>
          </table:table-cell>
          <table:table-cell table:style-name="Таблица1.A1" office:value-type="string">
            <text:p text:style-name="Text_20_body">vipnetvipnet45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MC<text:span text:style-name="T7"/></text:p>
          </table:table-cell>
          <table:table-cell table:style-name="Таблица1.A1" office:value-type="string">
            <text:p text:style-name="Text_20_body">Admin<text:span text:style-name="T7"/></text:p>
          </table:table-cell>
          <table:table-cell table:style-name="Таблица1.A1" office:value-type="string">
            <text:p text:style-name="Text_20_body">vipnetvipnet45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TIAS<text:span text:style-name="T7"/></text:p>
          </table:table-cell>
          <table:table-cell table:style-name="Таблица1.A1" office:value-type="string">
            <text:p text:style-name="Text_20_body">admin<text:span text:style-name="T7"/></text:p>
          </table:table-cell>
          <table:table-cell table:style-name="Таблица1.A1" office:value-type="string">
            <text:p text:style-name="Text_20_body">Vipnetvipnet45!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Text_20_body">TIAS<text:span text:style-name="T7"/></text:p>
          </table:table-cell>
          <table:table-cell table:style-name="Таблица1.A1" office:value-type="string">
            <text:p text:style-name="Text_20_body">Administrator<text:span text:style-name="T7"/></text:p>
          </table:table-cell>
          <table:table-cell table:style-name="Таблица1.A1" office:value-type="string">
            <text:p text:style-name="Text_20_body">Administrator<text:span text:style-name="T7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indent="1.251cm" style:auto-text-indent="false"/>
      <style:text-properties style:font-name="Tempora LGC Uni" fo:font-family="'Tempora LGC Uni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fo:text-indent="1.251cm" style:auto-text-indent="false"/>
      <style:text-properties fo:font-variant="normal" fo:text-transform="none" style:font-name="Tempora LGC Uni" fo:font-family="'Tempora LGC Uni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style:font-name="Tempora LGC Uni" fo:font-family="'Tempora LGC Uni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indent="1.251cm" style:auto-text-indent="false"/>
      <style:text-properties style:font-name="Tempora LGC Uni" fo:font-family="'Tempora LGC Uni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PageNumWizard_FOOTER_Базовый2 Копия 1"/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5T21:25:42.666000000</meta:creation-date>
    <dc:date>2024-12-25T22:26:37.860000000</dc:date>
    <meta:editing-duration>PT37M35S</meta:editing-duration>
    <meta:editing-cycles>37</meta:editing-cycles>
    <meta:generator>LibreOffice/24.8.4.2$Windows_X86_64 LibreOffice_project/bb3cfa12c7b1bf994ecc5649a80400d06cd71002</meta:generator>
    <meta:print-date>2024-12-25T21:53:32.257000000</meta:print-date>
    <meta:printed-by>Файлы PDF</meta:printed-by>
    <meta:document-statistic meta:table-count="1" meta:image-count="0" meta:object-count="0" meta:page-count="4" meta:paragraph-count="63" meta:word-count="244" meta:character-count="1682" meta:non-whitespace-character-count="1499"/>
  </office:meta>
</office:document-meta>
</file>